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location pair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minutes to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a arapahoe basin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[.B2]*60+[.C2]" office:value-type="float" office:value="458" calcext:value-type="float">
            <text:p>4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a aspen snowmass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B3]*60+[.C3]" office:value-type="float" office:value="402" calcext:value-type="float">
            <text:p>4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a big sky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formula="of:=[.B4]*60+[.C4]" office:value-type="float" office:value="371" calcext:value-type="float">
            <text:p>371</text:p>
          </table:table-cell>
          <table:table-cell table:number-columns-repeated="2"/>
          <table:table-cell table:style-name="ce1" table:number-columns-repeated="9"/>
        </table:table-row>
        <table:table-row table:style-name="ro1">
          <table:table-cell office:value-type="string" calcext:value-type="string">
            <text:p>alta grand targhe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formula="of:=[.B5]*60+[.C5]" office:value-type="float" office:value="299" calcext:value-type="float">
            <text:p>299</text:p>
          </table:table-cell>
          <table:table-cell table:number-columns-repeated="2"/>
          <table:table-cell table:style-name="ce1" table:number-columns-repeated="9"/>
        </table:table-row>
        <table:table-row table:style-name="ro1">
          <table:table-cell office:value-type="string" calcext:value-type="string">
            <text:p>alta jackson ho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[.B6]*60+[.C6]" office:value-type="float" office:value="306" calcext:value-type="float">
            <text:p>306</text:p>
          </table:table-cell>
          <table:table-cell table:number-columns-repeated="2"/>
          <table:table-cell table:style-name="ce1" table:number-columns-repeated="9"/>
        </table:table-row>
        <table:table-row table:style-name="ro1">
          <table:table-cell office:value-type="string" calcext:value-type="string">
            <text:p>alta mammoth mountai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2" calcext:value-type="float">
            <text:p>52</text:p>
          </table:table-cell>
          <table:table-cell table:formula="of:=[.B7]*60+[.C7]" office:value-type="float" office:value="532" calcext:value-type="float">
            <text:p>532</text:p>
          </table:table-cell>
          <table:table-cell table:number-columns-repeated="2"/>
          <table:table-cell table:style-name="ce1" table:number-columns-repeated="9"/>
        </table:table-row>
        <table:table-row table:style-name="ro1">
          <table:table-cell office:value-type="string" calcext:value-type="string">
            <text:p>alta snowbir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[.B8]*60+[.C8]" office:value-type="float" office:value="3" calcext:value-type="float">
            <text:p>3</text:p>
          </table:table-cell>
          <table:table-cell table:number-columns-repeated="2"/>
          <table:table-cell table:style-name="ce1" table:number-columns-repeated="9"/>
        </table:table-row>
        <table:table-row table:style-name="ro1">
          <table:table-cell office:value-type="string" calcext:value-type="string">
            <text:p>alta squaw valley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" calcext:value-type="float">
            <text:p>40</text:p>
          </table:table-cell>
          <table:table-cell table:formula="of:=[.B9]*60+[.C9]" office:value-type="float" office:value="520" calcext:value-type="float">
            <text:p>520</text:p>
          </table:table-cell>
          <table:table-cell table:number-columns-repeated="2"/>
          <table:table-cell table:style-name="ce1" table:number-columns-repeated="9"/>
        </table:table-row>
        <table:table-row table:style-name="ro1">
          <table:table-cell office:value-type="string" calcext:value-type="string">
            <text:p>alta sugarbush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formula="of:=[.B10]*60+[.C10]" office:value-type="float" office:value="2100" calcext:value-type="float">
            <text:p>2100</text:p>
          </table:table-cell>
          <table:table-cell table:number-columns-repeated="2"/>
          <table:table-cell table:style-name="ce1" table:number-columns-repeated="9"/>
        </table:table-row>
        <table:table-row table:style-name="ro1">
          <table:table-cell office:value-type="string" calcext:value-type="string">
            <text:p>alta sugarloaf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formula="of:=[.B11]*60+[.C11]" office:value-type="float" office:value="2220" calcext:value-type="float">
            <text:p>2220</text:p>
          </table:table-cell>
          <table:table-cell table:number-columns-repeated="2"/>
          <table:table-cell table:style-name="ce1" table:number-columns-repeated="9"/>
        </table:table-row>
        <table:table-row table:style-name="ro1">
          <table:table-cell office:value-type="string" calcext:value-type="string">
            <text:p>alta tao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formula="of:=[.B12]*60+[.C12]" office:value-type="float" office:value="640" calcext:value-type="float">
            <text:p>640</text:p>
          </table:table-cell>
          <table:table-cell table:number-columns-repeated="2"/>
          <table:table-cell table:style-name="ce1" table:number-columns-repeated="9"/>
        </table:table-row>
        <table:table-row table:style-name="ro1">
          <table:table-cell office:value-type="string" calcext:value-type="string">
            <text:p>alta st. louis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" calcext:value-type="float">
            <text:p>44</text:p>
          </table:table-cell>
          <table:table-cell table:formula="of:=[.B13]*60+[.C13]" office:value-type="float" office:value="1184" calcext:value-type="float">
            <text:p>1184</text:p>
          </table:table-cell>
          <table:table-cell table:number-columns-repeated="2"/>
          <table:table-cell table:style-name="ce1" table:number-columns-repeated="9"/>
        </table:table-row>
        <table:table-row table:style-name="ro1">
          <table:table-cell office:value-type="string" calcext:value-type="string">
            <text:p>arapahoe basin aspen snowmas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formula="of:=[.B14]*60+[.C14]" office:value-type="float" office:value="156" calcext:value-type="float">
            <text:p>156</text:p>
          </table:table-cell>
          <table:table-cell table:number-columns-repeated="2"/>
          <table:table-cell table:style-name="ce1" table:number-columns-repeated="9"/>
        </table:table-row>
        <table:table-row table:style-name="ro1">
          <table:table-cell office:value-type="string" calcext:value-type="string">
            <text:p>arapahoe basin big sk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formula="of:=[.B15]*60+[.C15]" office:value-type="float" office:value="667" calcext:value-type="float">
            <text:p>667</text:p>
          </table:table-cell>
          <table:table-cell table:number-columns-repeated="2"/>
          <table:table-cell table:style-name="ce1" table:number-columns-repeated="9"/>
        </table:table-row>
        <table:table-row table:style-name="ro1">
          <table:table-cell office:value-type="string" calcext:value-type="string">
            <text:p>arapahoe basin grand targhe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formula="of:=[.B16]*60+[.C16]" office:value-type="float" office:value="548" calcext:value-type="float">
            <text:p>548</text:p>
          </table:table-cell>
          <table:table-cell table:number-columns-repeated="2"/>
          <table:table-cell table:style-name="ce1" table:number-columns-repeated="9"/>
        </table:table-row>
        <table:table-row table:style-name="ro1">
          <table:table-cell office:value-type="string" calcext:value-type="string">
            <text:p>arapahoe basin jackson hole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B17]*60+[.C17]" office:value-type="float" office:value="502" calcext:value-type="float">
            <text:p>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pahoe basin mammoth mountai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8]*60+[.C18]" office:value-type="float" office:value="860" calcext:value-type="float">
            <text:p>8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pahoe basin snowbird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[.B19]*60+[.C19]" office:value-type="float" office:value="449" calcext:value-type="float">
            <text:p>4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pahoe basin squaw valley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[.B20]*60+[.C20]" office:value-type="float" office:value="926" calcext:value-type="float">
            <text:p>9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pahoe basin sugarbush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1]*60+[.C21]" office:value-type="float" office:value="1800" calcext:value-type="float">
            <text:p>18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pahoe basin sugarloaf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B22]*60+[.C22]" office:value-type="float" office:value="1920" calcext:value-type="float">
            <text:p>19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pahoe basin tao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23]*60+[.C23]" office:value-type="float" office:value="302" calcext:value-type="float">
            <text:p>3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pahoe basin st. louis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B24]*60+[.C24]" office:value-type="float" office:value="802" calcext:value-type="float">
            <text:p>8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en snowmass big sky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[.B25]*60+[.C25]" office:value-type="float" office:value="687" calcext:value-type="float">
            <text:p>6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en snowmass grand targhe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26]*60+[.C26]" office:value-type="float" office:value="540" calcext:value-type="float">
            <text:p>5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en snowmass jackson hol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27]*60+[.C27]" office:value-type="float" office:value="494" calcext:value-type="float">
            <text:p>4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en snowmass mammoth mountain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formula="of:=[.B28]*60+[.C28]" office:value-type="float" office:value="811" calcext:value-type="float">
            <text:p>8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en snowmass snowbird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B29]*60+[.C29]"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en snowmass squaw valley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B30]*60+[.C30]" office:value-type="float" office:value="873" calcext:value-type="float">
            <text:p>8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en snowmass sugarbush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B31]*60+[.C31]" office:value-type="float" office:value="1920" calcext:value-type="float">
            <text:p>19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en snowmass sugarloaf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B32]*60+[.C32]" office:value-type="float" office:value="2040" calcext:value-type="float">
            <text:p>20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en snowmass taos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formula="of:=[.B33]*60+[.C33]" office:value-type="float" office:value="405" calcext:value-type="float">
            <text:p>4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en snowmass st. louis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B34]*60+[.C34]" office:value-type="float" office:value="943" calcext:value-type="float">
            <text:p>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g sky grand targhe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5]*60+[.C35]" office:value-type="float" office:value="183" calcext:value-type="float">
            <text:p>1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g sky jackson hol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[.B36]*60+[.C36]" office:value-type="float" office:value="212" calcext:value-type="float">
            <text:p>2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g sky mammoth mountain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B37]*60+[.C37]" office:value-type="float" office:value="829" calcext:value-type="float">
            <text:p>8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g sky snowbird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B38]*60+[.C38]" office:value-type="float" office:value="377" calcext:value-type="float">
            <text:p>3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g sky squaw valley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[.B39]*60+[.C39]" office:value-type="float" office:value="758" calcext:value-type="float">
            <text:p>7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g sky sugarbush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B40]*60+[.C40]" office:value-type="float" office:value="2160" calcext:value-type="float">
            <text:p>2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g sky sugarloaf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B41]*60+[.C41]" office:value-type="float" office:value="2220" calcext:value-type="float">
            <text:p>22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g sky taos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B42]*60+[.C42]" office:value-type="float" office:value="946" calcext:value-type="float">
            <text:p>9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g sky st. louis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formula="of:=[.B43]*60+[.C43]" office:value-type="float" office:value="1314" calcext:value-type="float">
            <text:p>13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nd targhee jackson ho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44]*60+[.C44]"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nd targhee mammoth mountain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formula="of:=[.B45]*60+[.C45]" office:value-type="float" office:value="741" calcext:value-type="float">
            <text:p>7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nd targhee snowbird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[.B46]*60+[.C46]" office:value-type="float" office:value="294" calcext:value-type="float">
            <text:p>2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nd targhee squaw valley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B47]*60+[.C47]" office:value-type="float" office:value="668" calcext:value-type="float">
            <text:p>6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nd targhee sugarbush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B48]*60+[.C48]" office:value-type="float" office:value="2160" calcext:value-type="float">
            <text:p>2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nd targhee sugarloaf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B49]*60+[.C49]" office:value-type="float" office:value="2280" calcext:value-type="float">
            <text:p>22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nd targhee taos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[.B50]*60+[.C50]" office:value-type="float" office:value="817" calcext:value-type="float">
            <text:p>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nd targhee st. loui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B51]*60+[.C51]" office:value-type="float" office:value="1240" calcext:value-type="float">
            <text:p>12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ckson hole mammoth mountain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B52]*60+[.C52]" office:value-type="float" office:value="762" calcext:value-type="float">
            <text:p>7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ckson hole snowbird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3]*60+[.C53]" office:value-type="float" office:value="305" calcext:value-type="float">
            <text:p>3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ckson hole squaw valley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B54]*60+[.C54]" office:value-type="float" office:value="688" calcext:value-type="float">
            <text:p>6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ckson hole sugarbush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B55]*60+[.C55]" office:value-type="float" office:value="2100" calcext:value-type="float">
            <text:p>2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ckson hole sugarloaf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B56]*60+[.C56]" office:value-type="float" office:value="2220" calcext:value-type="float">
            <text:p>22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ckson hole taos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[.B57]*60+[.C57]" office:value-type="float" office:value="769" calcext:value-type="float">
            <text:p>7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ckson hole st. louis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formula="of:=[.B58]*60+[.C58]" office:value-type="float" office:value="1192" calcext:value-type="float">
            <text:p>11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mmoth mountain snowbird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formula="of:=[.B59]*60+[.C59]" office:value-type="float" office:value="531" calcext:value-type="float">
            <text:p>5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mmoth mountain squaw valley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.B60]*60+[.C60]" office:value-type="float" office:value="214" calcext:value-type="float">
            <text:p>2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mmoth mountain sugarbus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61]*60+[.C61]" office:value-type="float" office:value="2580" calcext:value-type="float">
            <text:p>25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mmoth mountain sugarloaf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B62]*60+[.C62]" office:value-type="float" office:value="2700" calcext:value-type="float">
            <text:p>27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mmoth mountain tao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B63]*60+[.C63]" office:value-type="float" office:value="970" calcext:value-type="float">
            <text:p>9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mmoth mountain st. loui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64]*60+[.C64]" office:value-type="float" office:value="1620" calcext:value-type="float">
            <text:p>16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nowbird squaw valley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[.B65]*60+[.C65]" office:value-type="float" office:value="518" calcext:value-type="float">
            <text:p>5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nowbird sugarbush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B66]*60+[.C66]" office:value-type="float" office:value="2100" calcext:value-type="float">
            <text:p>2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nowbird sugarloaf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B67]*60+[.C67]" office:value-type="float" office:value="2220" calcext:value-type="float">
            <text:p>22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nowbird taos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formula="of:=[.B68]*60+[.C68]" office:value-type="float" office:value="636" calcext:value-type="float">
            <text:p>6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nowbird st. louis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formula="of:=[.B69]*60+[.C69]" office:value-type="float" office:value="1183" calcext:value-type="float">
            <text:p>11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quaw valley sugarbus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70]*60+[.C70]" office:value-type="float" office:value="2580" calcext:value-type="float">
            <text:p>25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quaw valley sugarloaf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B71]*60+[.C71]" office:value-type="float" office:value="2700" calcext:value-type="float">
            <text:p>27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quaw valley taos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B72]*60+[.C72]" office:value-type="float" office:value="1103" calcext:value-type="float">
            <text:p>11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quaw valley st. loui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73]*60+[.C73]" office:value-type="float" office:value="1680" calcext:value-type="float">
            <text:p>1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arbush sugarloaf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B74]*60+[.C74]" office:value-type="float" office:value="275" calcext:value-type="float">
            <text:p>2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arbush taos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B75]*60+[.C75]" office:value-type="float" office:value="1980" calcext:value-type="float">
            <text:p>19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arbush st. louis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formula="of:=[.B76]*60+[.C76]" office:value-type="float" office:value="1077" calcext:value-type="float">
            <text:p>10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arloaf taos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B77]*60+[.C77]" office:value-type="float" office:value="2100" calcext:value-type="float">
            <text:p>2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arloaf st. louis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B78]*60+[.C78]" office:value-type="float" office:value="1216" calcext:value-type="float">
            <text:p>12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os st. louis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B79]*60+[.C79]" office:value-type="float" office:value="918" calcext:value-type="float">
            <text:p>91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7:19:32.741921952</meta:creation-date>
    <dc:date>2020-08-25T19:02:56.479201056</dc:date>
    <meta:editing-duration>PT1H22M50S</meta:editing-duration>
    <meta:editing-cycles>7</meta:editing-cycles>
    <meta:generator>LibreOffice/6.4.5.2$Linux_X86_64 LibreOffice_project/40$Build-2</meta:generator>
    <meta:document-statistic meta:table-count="1" meta:cell-count="316" meta:object-count="0"/>
  </office:meta>
</office:document-meta>
</file>